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03cm"/>
    </style:style>
    <style:style style:name="co3" style:family="table-column">
      <style:table-column-properties fo:break-before="auto" style:column-width="4.009cm"/>
    </style:style>
    <style:style style:name="co4" style:family="table-column">
      <style:table-column-properties fo:break-before="auto" style:column-width="2.215cm"/>
    </style:style>
    <style:style style:name="co6" style:family="table-column">
      <style:table-column-properties fo:break-before="auto" style:column-width="13.615cm"/>
    </style:style>
    <style:style style:name="co7" style:family="table-column">
      <style:table-column-properties fo:break-before="auto" style:column-width="2.258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03cm" fo:break-before="auto" style:use-optimal-row-height="fals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0.651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937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1.842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wrap-option="wrap" fo:border-left="none" fo:padding-bottom="0.199cm" fo:padding-left="0.035cm" fo:padding-right="0.035cm" fo:padding-top="0.199cm" fo:border-right="none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035cm" fo:padding-left="0.035cm" fo:padding-right="0.035cm" fo:padding-top="0.199cm" fo:border-right="none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26pt solid #000000" style:text-align-source="fix" style:repeat-content="false" fo:background-color="transparent" fo:wrap-option="wrap" fo:border-left="none" fo:padding-bottom="0.199cm" fo:padding-left="0.035cm" fo:padding-right="0.035cm" fo:padding-top="0.035cm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padding-bottom="0.035cm" fo:padding-left="0.035cm" fo:padding-right="0.035cm" fo:padding-top="0.199cm" fo:border-right="none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T1" style:family="text">
      <style:text-properties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6" table:default-cell-style-name="ce3"/>
        <table:table-column table:style-name="co5" table:number-columns-repeated="1018" table:default-cell-style-name="ce3"/>
        <table:table-column table:style-name="co7" table:default-cell-style-name="ce3"/>
        <table:table-row table:style-name="ro2">
          <table:table-cell table:style-name="ce2" table:number-columns-repeated="5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Speaker</text:p>
          </table:table-cell>
          <table:table-cell table:style-name="ce5" office:value-type="string" calcext:value-type="string">
            <text:p>Speaker’s gender</text:p>
          </table:table-cell>
          <table:table-cell table:style-name="ce5" office:value-type="string" calcext:value-type="string">
            <text:p>Number of Cardinal Vowels</text:p>
          </table:table-cell>
          <table:table-cell table:style-name="ce5" office:value-type="string" calcext:value-type="string">
            <text:p>Sourc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10" office:value-type="string" calcext:value-type="string">
            <text:p>Alvin Leong</text:p>
          </table:table-cell>
          <table:table-cell table:style-name="ce10" office:value-type="string" calcext:value-type="string">
            <text:p>male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string" calcext:value-type="string">
            <text:p>https://www.alvinleong.info/sounds/cardinals.html</text:p>
          </table:table-cell>
          <table:table-cell table:number-columns-repeated="1019"/>
        </table:table-row>
        <table:table-row table:style-name="ro5">
          <table:table-cell table:style-name="ce2"/>
          <table:table-cell table:style-name="ce11" office:value-type="string" calcext:value-type="string">
            <text:p>“Australianlinguistics”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float" office:value="11" calcext:value-type="float">
            <text:p>11</text:p>
          </table:table-cell>
          <table:table-cell table:style-name="ce14" office:value-type="string" calcext:value-type="string">
            <text:p>https://australianlinguistics.com/speech-sounds/cardinal-vowels-2/</text:p>
          </table:table-cell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ruce Haye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https://linguistics.ucla.edu/people/hayes/103/Charts/VChart/</text:p>
          </table:table-cell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Daniel Jone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http://www.madore.org/~david/misc/linguistic/cardinal-vowels/</text:p>
          </table:table-cell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Dan Lenard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https://www.internationalphoneticalphabet.org/ipa-sounds/ipa-chart-with-sounds/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David Madore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http://www.madore.org/~david/misc/linguistic/cardinal-vowels/</text:p>
          </table:table-cell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Iza Grabarczyk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6" calcext:value-type="float">
            <text:p>26</text:p>
          </table:table-cell>
          <table:table-cell table:style-name="ce14" office:value-type="string" calcext:value-type="string">
            <text:p>https://drive.google.com/drive/folders/1ov8dkQrCYmiR6jEzYWM3sUJRAS6xV5D1?usp=sharing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Jane Setter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7" calcext:value-type="float">
            <text:p>17</text:p>
          </table:table-cell>
          <table:table-cell table:style-name="ce17" office:value-type="string" calcext:value-type="string">
            <text:p>https://www.youtube.com/watch?v=r0vEMqLIzkk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Janet Beck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2" calcext:value-type="float">
            <text:p>22</text:p>
          </table:table-cell>
          <table:table-cell table:style-name="ce17" office:value-type="string" calcext:value-type="string">
            <text:p>https://seeingspeech.ac.uk/ipa-charts/?chart=4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Jill House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http://www.phonetics.ucla.edu/course/chapter1/wells/wells.html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John Well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http://www.phonetics.ucla.edu/course/chapter1/wells/wells.html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Jonathan Dowse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https://jbdowse.com/ipa/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J<text:span text:style-name="T1">ü</text:span>rgen Handke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https://www.youtube.com/watch?v=xa5bG_wrK7s</text:p>
          </table:table-cell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Łukasz Stolarski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8" calcext:value-type="float">
            <text:p>28</text:p>
          </table:table-cell>
          <table:table-cell table:style-name="ce14" office:value-type="string" calcext:value-type="string">
            <text:p>https://drive.google.com/drive/folders/1ov8dkQrCYmiR6jEzYWM3sUJRAS6xV5D1?usp=sharing</text:p>
          </table:table-cell>
          <table:table-cell table:number-columns-repeated="1019"/>
        </table:table-row>
        <table:table-row table:style-name="ro9">
          <table:table-cell table:style-name="ce2"/>
          <table:table-cell table:style-name="ce2" office:value-type="string" calcext:value-type="string">
            <text:p>“Macquire University”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https://www.mq.edu.au/about/about-the-university/faculties-and-departments/medicine-and-health-sciences/departments-and-centres/department-of-linguistics/our-research/phonetics-and-phonology/speech/phonetics-and-phonology/transcription/ipa-vowel-symbols</text:p>
          </table:table-cell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Magda Zając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6" calcext:value-type="float">
            <text:p>26</text:p>
          </table:table-cell>
          <table:table-cell table:style-name="ce14" office:value-type="string" calcext:value-type="string">
            <text:p>https://drive.google.com/drive/folders/1ov8dkQrCYmiR6jEzYWM3sUJRAS6xV5D1?usp=sharing</text:p>
          </table:table-cell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Ola Matysiak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7" calcext:value-type="float">
            <text:p>27</text:p>
          </table:table-cell>
          <table:table-cell table:style-name="ce14" office:value-type="string" calcext:value-type="string">
            <text:p>https://drive.google.com/drive/folders/1ov8dkQrCYmiR6jEzYWM3sUJRAS6xV5D1?usp=sharing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Peter Ladefoged 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“IPA Help” software available at: https://software.sil.org/ipahelp2-1/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Peter Ladefoged 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http://www.phonetics.ucla.edu/course/chapter1/vowels.html</text:p>
          </table:table-cell>
          <table:table-cell table:number-columns-repeated="1019"/>
        </table:table-row>
        <table:table-row table:style-name="ro10">
          <table:table-cell table:style-name="ce2"/>
          <table:table-cell table:style-name="ce2" office:value-type="string" calcext:value-type="string">
            <text:p>“University of Sheffield”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https://learnipa.group.shef.ac.uk/IPAChart/charts/vowels.html</text:p>
          </table:table-cell>
          <table:table-cell table:number-columns-repeated="1019"/>
        </table:table-row>
        <table:table-row table:style-name="ro10">
          <table:table-cell table:style-name="ce2"/>
          <table:table-cell table:style-name="ce2" office:value-type="string" calcext:value-type="string">
            <text:p>“University of Sheffield”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https://learnipa.group.shef.ac.uk/IPAChart/charts/vowels.html</text:p>
          </table:table-cell>
          <table:table-cell table:number-columns-repeated="1019"/>
        </table:table-row>
        <table:table-row table:style-name="ro10">
          <table:table-cell table:style-name="ce2"/>
          <table:table-cell table:style-name="ce2" office:value-type="string" calcext:value-type="string">
            <text:p>John Esling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http://web.uvic.ca/ling/resources/ipa/charts/IPAlab/IPAlab.htm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12" office:value-type="string" calcext:value-type="string">
            <text:p>“Wikipedia”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https://en.wikipedia.org/wiki/Cardinal_vowels</text:p>
          </table:table-cell>
          <table:table-cell table:number-columns-repeated="1019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DejaVu Sans Condensed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ejaVu Sans Condensed" style:font-family-complex="'DejaVu Sans Condensed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ejaVu Sans Condensed" style:font-family-complex="'DejaVu Sans Condensed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 style:data-style-name="N2" text:time-value="16:26:04.4201942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Stolarski</meta:initial-creator>
    <meta:creation-date>2020-08-01T17:38:34</meta:creation-date>
    <dc:date>2024-12-24T16:26:39.349176068</dc:date>
    <dc:creator>Łukasz Stolarski</dc:creator>
    <meta:editing-duration>PT3H9M53S</meta:editing-duration>
    <meta:editing-cycles>40</meta:editing-cycles>
    <meta:generator>LibreOffice/24.2.6.2$Linux_X86_64 LibreOffice_project/420$Build-2</meta:generator>
    <meta:document-statistic meta:table-count="3" meta:cell-count="96" meta:object-count="0"/>
  </office:meta>
</office:document-meta>
</file>